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okupCommand.getNam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kupCommand.getCatalog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kupCommand.getCatalog( 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LookupCommand.setIgnoreExecuteResult( boolean ignoreRetu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kupCommand.isOp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kupCommand.isIgnoreExecute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kupCommand.setOptional( boolean optio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kupCommand.setCatalogName( String catalo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kupCommand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kupCommand.execute( 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ookupCommand.getCommand( 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LookupCommand.postprocess( Context context , Exception excep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ookupCommand.getCommandName( 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okupCommand.setIgnorePostprocessResult( boolean ignorePostprocess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kupCommand.getCatalog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kupCommand.isIgnorePostprocess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kupCommand.Lookup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kupCommand.setCatalogFactory( CatalogFactory catalog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kupComman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kupCommand.LookupCommand( Catalog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kupCommand.setNameKey( String name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